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O8601Date.assertEquals( Date expected , Date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SO8601Date.testBug18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ISO8601Dat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SO8601Date.testBug3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